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0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Galveston</text:p>
      <text:p text:style-name="P5">State<text:tab/><text:tab/><text:tab/><text:tab/><text:tab/><text:tab/>TX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ABBI HENRY COHEN,/</text:p>
      <text:p text:style-name="P2">GALVESTON, TEXAS./</text:p>
      <text:p text:style-name="P3">Rev Dr S. Morais/</text:p>
      <text:p text:style-name="P3">547 N. 5<text:span text:style-name="T2">th</text:span><text:span text:style-name="T3"> St./</text:span></text:p>
      <text:p text:style-name="P3"><text:span text:style-name="T3">Philadelphia/</text:span></text:p>
      <text:p text:style-name="P3"><text:span text:style-name="T3">Pa/</text:span></text:p>
      <text:p text:style-name="P2"><text:span text:style-name="T3"/></text:p>
      <text:p text:style-name="P2"><text:span text:style-name="T3">[Page 1]</text:span></text:p>
      <text:p text:style-name="P2"><text:span text:style-name="T3">REV. HENRY COHEN,/</text:span></text:p>
      <text:p text:style-name="P2"><text:span text:style-name="T3">CONGREGATION B'NAI ISRAEL,/</text:span></text:p>
      <text:p text:style-name="P2"><text:span text:style-name="T3">GALVESTON, TEXAS./</text:span></text:p>
      <text:p text:style-name="P3"><text:span text:style-name="T3">Sept 10</text:span><text:span text:style-name="T2">th</text:span><text:span text:style-name="T3"> 1893/</text:span></text:p>
      <text:p text:style-name="P2"><text:span text:style-name="T3">Dear Dr. Morais./</text:span></text:p>
      <text:p text:style-name="P2"><text:soft-page-break/><text:span text:style-name="T3"><text:tab/>Just a line to wish you/ [Hebrew]. <text:s/>May your work during the coming/ season be productive of much good./</text:span></text:p>
      <text:p text:style-name="P2"><text:span text:style-name="T3">Yours ever/ Henry Cohen/</text:span></text:p>
      <text:p text:style-name="P2"><text:span text:style-name="T3">Kindest regards to your son Hen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28:42.09</meta:creation-date>
    <dc:date>2011-12-15T14:34:34.24</dc:date>
    <dc:creator>Penn Libraries</dc:creator>
    <meta:editing-duration>PT00H05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228" meta:character-count="1630"/>
  </office:meta>
</office:document-meta>
</file>